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Hashtable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Hashtable.containsKey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Hashtable.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Hashtable.init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zyHashtable.LazyHash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Hashtable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Hashtable.contains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Hashtable.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Hashtable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